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29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2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32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31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4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1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26cm" svg:height="0.333cm" svg:x="6.136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33cm" svg:height="0.333cm" svg:x="8.626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56cm" svg:height="0.333cm" svg:x="14.661cm" svg:y="0.8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2cm" svg:height="0.333cm" svg:x="10.384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31cm" svg:height="0.333cm" svg:x="9.516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2cm" svg:height="0.333cm" svg:x="12.046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31cm" svg:height="0.333cm" svg:x="11.18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54cm" svg:height="0.333cm" svg:x="17.265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51cm" svg:height="0.333cm" svg:x="16.377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855cm" svg:height="0.333cm" svg:x="13.849cm" svg:y="0.8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26:49.397021791</dc:date>
    <meta:editing-duration>PT1H28M33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.354cm" svg:y="6.653cm" chart:style-name="ch6">
              <text:p>fraction of
CONSERVAT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0">
                <text:p>0</text:p>
              </table:table-cell>
              <table:table-cell office:value-type="float" office:value="0.409999999999997">
                <text:p>0.409999999999997</text:p>
              </table:table-cell>
              <table:table-cell office:value-type="float" office:value="4.14">
                <text:p>4.1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599999999999994">
                <text:p>0.599999999999994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9">
                <text:p>0.219999999999999</text:p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689999999999998">
                <text:p>0.689999999999998</text:p>
              </table:table-cell>
              <table:table-cell office:value-type="float" office:value="8.22">
                <text:p>8.22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1">
                <text:p>85.22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